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344cm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.344cm" fo:text-indent="0cm" style:auto-text-indent="false"/>
      <style:text-properties fo:font-size="15pt" style:font-size-asian="15pt" style:font-size-complex="15pt"/>
    </style:style>
    <style:style style:name="P3" style:family="paragraph" style:parent-style-name="Standard">
      <style:paragraph-properties fo:margin-left="0cm" fo:margin-right="0.344cm" fo:text-indent="0cm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.344cm" fo:text-indent="0cm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.344cm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.344cm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margin-right="0.344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.344cm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r haben im Laufe der Jahre viele Marken geführt, erprobt und schätzen gelernt. Veränderungen gibt es, weil sich Bezugsquellen ändern und das Platzangebot im taschenfahrrad</text:p>
      <text:p text:style-name="P4">beschränkt ist.</text:p>
      <text:p text:style-name="P1"><text:span text:style-name="T1">Einige </text:span><text:span text:style-name="T2">clicks </text:span><text:span text:style-name="T3">führen jeweils zur Hersteller- oder Importeurseite</text:span></text:p>
      <text:p text:style-name="P5">für detaillierte und bebilderte Infos. Die reale Welt des taschen-</text:p>
      <text:p text:style-name="P5">fahrrads ist in 1020 Leopoldsg. 28, come and see, die Auswahl:</text:p>
      <text:p text:style-name="P2"><text:span text:style-name="T5">tokyobike </text:span><text:span text:style-name="T6">classic26 <text:s text:c="2"/>47,53,57,61 <text:s text:c="17"/>759€</text:span></text:p>
      <text:p text:style-name="P6"><text:s text:c="23"/>bisou <text:s text:c="9"/>42, 50, 55 <text:s text:c="17"/>659€</text:p>
      <text:p text:style-name="P6"><text:s text:c="23"/>alle Farben</text:p>
      <text:p text:style-name="P2"><text:span text:style-name="T6">FUJI <text:s text:c="5"/>touring </text:span><text:span text:style-name="T3">49,52,54,56,58,61,64 <text:s text:c="2"/>black, blue <text:s text:c="3"/>899€ <text:s/></text:span></text:p>
      <text:p text:style-name="P5"><text:s text:c="16"/>feather singlespeed <text:s text:c="26"/>499€ statt 599€ </text:p>
      <text:p text:style-name="P5"><text:s text:c="16"/>Größen und Farben auf Anfrage</text:p>
      <text:p text:style-name="P3"><text:span text:style-name="T4">KONA <text:s/>sutra <text:s text:c="2"/></text:span><text:span text:style-name="T3">54, 56, 58 <text:s text:c="2"/>blue <text:s text:c="15"/>1399€ statt 1499€</text:span></text:p>
      <text:p text:style-name="P5"><text:s text:c="16"/>penthouse, penthouse flat, Honky Tonk und</text:p>
      <text:p text:style-name="P5"><text:s text:c="16"/>paddy wagon auf Anfrage </text:p>
      <text:p text:style-name="P1"><text:span text:style-name="T4">Pelago <text:s/></text:span><text:span text:style-name="T3">Airisto Outback <text:s/>57 <text:s/>metallic sand <text:s text:c="16"/>1335€</text:span></text:p>
      <text:p text:style-name="P5"><text:s text:c="16"/>Hanko Outback <text:s text:c="2"/>56 <text:s/>moss green <text:s text:c="19"/>1335€</text:p>
      <text:p text:style-name="P5"><text:s text:c="17"/>Brooklyn3 <text:s/>52 black, dapper red, helene grey 825€</text:p>
      <text:p text:style-name="P5"><text:s text:c="17"/>Bristol3 <text:s/>57,61 black, traffic grey <text:s text:c="19"/>825€</text:p>
      <text:p text:style-name="P5"><text:s text:c="17"/>Capri3 <text:s/>47,52,57 <text:s/>black, salmon, turquoise <text:s text:c="4"/>995€</text:p>
      <text:p text:style-name="P5"><text:s text:c="17"/>Nexus8-Versionen jeweils auf Anfrage</text:p>
      <text:p text:style-name="P1"><text:span text:style-name="T4">LINUS</text:span><text:span text:style-name="T3"> <text:s/>scout <text:s/>46 cream, mustard <text:s text:c="32"/>499€</text:span></text:p>
      <text:p text:style-name="P5"><text:s text:c="17"/>dutchi <text:s/>46 <text:s/>black, cream, sage <text:s text:c="25"/>599€</text:p>
      <text:p text:style-name="P5"><text:s text:c="17"/>mixte <text:s/>49, 56 <text:s/>black, sky blue <text:s text:c="25"/>599€</text:p>
      <text:p text:style-name="P5"><text:s text:c="17"/>roadster <text:s/>59 oliv, black <text:s text:c="36"/>599€</text:p>
      <text:p text:style-name="P3"><text:span text:style-name="T4">CREME </text:span><text:span text:style-name="T3">Caferacer Lady solo 48 green, red <text:s/>749€ statt 849€</text:span></text:p>
      <text:p text:style-name="P5"><text:s text:c="17"/>Caferacer Men solo 50, 55, 60 blue 749€ statt 849€</text:p>
      <text:p text:style-name="P5"><text:s text:c="17"/>Caferacer Men uno 60,5 green <text:s text:c="8"/>599€ statt 699€</text:p>
      <text:p text:style-name="P5"><text:s text:c="17"/>Echo solo <text:s/>55 white <text:s text:c="25"/>699€ statt 869€</text:p>
      <text:p text:style-name="P5"><text:s text:c="17"/>Echo Doppio <text:s/>57 <text:s/>deep blue <text:s text:c="11"/>799€ statt 1199€</text:p>
      <text:p text:style-name="P5"><text:s text:c="17"/>Echo solo Mixte 51 sky blue <text:s text:c="11"/>699€ statt 869€</text:p>
      <text:p text:style-name="P5"><text:s text:c="17"/>Echo Lungo <text:s/>55 dark green <text:s text:c="12"/>999€ statt 1259€</text:p>
      <text:p text:style-name="P3"><text:span text:style-name="T4">Bobbin </text:span><text:span text:style-name="T3"><text:s/>Noodle 52, 56, 60 oliv, light teal <text:s text:c="22"/>499€</text:span></text:p>
      <text:p text:style-name="P3"><text:span text:style-name="T4">CONTOURA <text:s/>Manufactur </text:span><text:span text:style-name="T3">Salerno</text:span></text:p>
      <text:p text:style-name="P5"><text:s text:c="28"/>Diamant 50,54,58,66,70</text:p>
      <text:p text:style-name="P5"><text:s text:c="28"/>Mixte Anglaise 48, 52, 56, 60</text:p>
      <text:p text:style-name="P5"><text:s text:c="29"/>Swiss Curve 49, 54 <text:s text:c="31"/>899€</text:p>
      <text:p text:style-name="P3"><text:span text:style-name="T4">NALOO </text:span><text:span text:style-name="T3">Chameleon 16“,20“,24“ Kinderräder <text:s text:c="9"/>ab <text:s/>349€</text:span></text:p>
      <text:p text:style-name="P6"><text:s text:c="72"/></text:p>
      <text:p text:style-name="P5"/>
      <text:p text:style-name="P5"><text:s text:c="17"/></text:p>
      <text:p text:style-name="P5"><text:s/></text:p>
      <text:p text:style-name="P6"/>
      <text:p text:style-name="P6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9.5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 Poellhuber</meta:initial-creator>
    <meta:creation-date>2019-01-23T11:45:42.28</meta:creation-date>
    <dc:date>2019-01-23T22:47:44.08</dc:date>
    <dc:creator>Hans  Poellhuber</dc:creator>
    <meta:editing-duration>PT7M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0" meta:word-count="254" meta:character-count="2503"/>
  </office:meta>
</office:document-meta>
</file>